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CreateWriter</text:p>
          </table:table-cell>
          <table:table-cell table:style-name="TableCell15">
            <text:p text:style-name="P16">Utwórz nowego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>
            <text:p text:style-name="P23">Imię autor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Mail autora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Hasło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asswordCompare</text:p>
          </table:table-cell>
          <table:table-cell table:style-name="TableCell43">
            <text:p text:style-name="P44">Powtórzyć hasło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<text:span text:style-name="T50">Administrator</text:span></text:p>
          </table:table-cell>
          <table:table-cell table:style-name="TableCell51">
            <text:p text:style-name="P52">Jest administratorem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AboutMe</text:p>
          </table:table-cell>
          <table:table-cell table:style-name="TableCell58">
            <text:p text:style-name="P59">Autor sam o sobie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BackToList</text:p>
          </table:table-cell>
          <table:table-cell table:style-name="TableCell65">
            <text:p text:style-name="P66">Z powrotem do<text:s/>listy autorów</text:p>
          </table:table-cell>
          <table:table-cell table:style-name="TableCell67">
            <text:p text:style-name="P6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6T00:03:00Z</meta:creation-date>
    <dc:date>2017-09-13T20:54:00Z</dc:date>
    <meta:template xlink:href="Normal.dotm" xlink:type="simple"/>
    <meta:editing-cycles>4</meta:editing-cycles>
    <meta:editing-duration>PT0S</meta:editing-duration>
    <meta:document-statistic meta:page-count="1" meta:paragraph-count="1" meta:word-count="39" meta:character-count="265" meta:row-count="1" meta:non-whitespace-character-count="227"/>
  </office:meta>
</office:document-meta>
</file>